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461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8.147cm" style:rel-column-width="28920*"/>
    </style:style>
    <style:style style:name="Table1.B" style:family="table-column">
      <style:table-column-properties style:column-width="4.888cm" style:rel-column-width="17354*"/>
    </style:style>
    <style:style style:name="Table1.C" style:family="table-column">
      <style:table-column-properties style:column-width="5.426cm" style:rel-column-width="19261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1" style:family="paragraph" style:parent-style-name="Standard">
      <style:text-properties fo:font-size="14pt" fo:font-style="italic" style:font-size-asian="14pt" style:font-style-asian="italic"/>
    </style:style>
    <style:style style:name="P12" style:family="paragraph" style:parent-style-name="Standard">
      <style:text-properties fo:font-size="14pt" fo:language="en" fo:country="US" fo:font-style="italic" style:font-size-asian="14pt" style:font-style-asian="italic"/>
    </style:style>
    <style:style style:name="P13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text-properties fo:font-size="14pt" fo:font-weight="bold" officeooo:rsid="00046b93" officeooo:paragraph-rsid="00046b93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officeooo:rsid="00046b93" officeooo:paragraph-rsid="00046b93"/>
    </style:style>
    <style:style style:name="P18" style:family="paragraph" style:parent-style-name="Standard">
      <style:paragraph-properties fo:margin-left="0cm" fo:margin-right="0cm" fo:text-indent="1.249cm" style:auto-text-indent="false"/>
    </style:style>
    <style:style style:name="P19" style:family="paragraph" style:parent-style-name="Standard">
      <style:paragraph-properties fo:margin-left="0cm" fo:margin-right="0cm" fo:line-height="150%" fo:text-indent="1.249cm" style:auto-text-indent="false"/>
    </style:style>
    <style:style style:name="P20" style:family="paragraph" style:parent-style-name="Standard">
      <style:paragraph-properties fo:margin-left="0cm" fo:margin-right="0cm" style:line-height-at-least="0.423cm" fo:text-indent="1.249cm" style:auto-text-indent="false"/>
    </style:style>
    <style:style style:name="P21" style:family="paragraph" style:parent-style-name="Standard">
      <style:paragraph-properties fo:margin-top="0.494cm" fo:margin-bottom="0.494cm" loext:contextual-spacing="false"/>
    </style:style>
    <style:style style:name="P22" style:family="paragraph" style:parent-style-name="Standard">
      <style:paragraph-properties fo:margin-left="1.249cm" fo:margin-right="0cm" fo:text-indent="0cm" style:auto-text-indent="false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5" style:family="paragraph" style:parent-style-name="List_20_Paragraph">
      <style:paragraph-properties fo:line-height="150%"/>
      <style:text-properties fo:font-size="14pt" fo:font-weight="bold" style:font-size-asian="14pt" style:font-weight-asian="bold" style:font-size-complex="14pt"/>
    </style:style>
    <style:style style:name="P26" style:family="paragraph" style:parent-style-name="List_20_Paragraph">
      <style:paragraph-properties fo:line-height="150%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fo:letter-spacing="0.009cm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style:font-size-asian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fo:font-style="italic" style:font-size-asian="14pt" style:font-style-asian="italic"/>
    </style:style>
    <style:style style:name="T11" style:family="text">
      <style:text-properties fo:font-size="14pt" fo:font-style="italic" style:font-size-asian="14pt" style:font-style-asian="italic"/>
    </style:style>
    <style:style style:name="T12" style:family="text">
      <style:text-properties fo:color="#ff0000" fo:font-size="14pt" fo:font-weight="bold" style:font-size-asian="14pt" style:font-weight-asian="bold" style:font-size-complex="14pt"/>
    </style:style>
    <style:style style:name="T13" style:family="text">
      <style:text-properties fo:color="#000000" fo:font-size="14pt" fo:font-weight="bold" style:font-size-asian="14pt" style:font-weight-asian="bold" style:font-size-complex="14pt"/>
    </style:style>
    <style:style style:name="T14" style:family="text">
      <style:text-properties fo:font-variant="normal" fo:text-transform="none" fo:font-size="14pt" style:font-size-asian="14pt" style:font-size-complex="14pt"/>
    </style:style>
    <style:style style:name="T15" style:family="text">
      <style:text-properties fo:font-variant="normal" fo:text-transform="none" fo:font-size="14pt" fo:language="en" fo:country="US" style:font-size-asian="14pt" style:font-size-complex="14pt"/>
    </style:style>
    <style:style style:name="T16" style:family="text">
      <style:text-properties fo:font-variant="normal" fo:text-transform="none" fo:font-size="14pt" fo:language="en" fo:country="US" fo:font-weight="normal" style:font-size-asian="14pt" style:font-weight-asian="normal" style:font-size-complex="14pt"/>
    </style:style>
    <style:style style:name="T17" style:family="text">
      <style:text-properties fo:font-variant="normal" fo:text-transform="none" fo:font-size="14pt" fo:font-weight="normal" style:font-size-asian="14pt" style:font-weight-asian="normal" style:font-size-complex="14pt"/>
    </style:style>
    <style:style style:name="T18" style:family="text">
      <style:text-properties fo:font-size="16pt" fo:font-weight="bold" style:font-size-asian="16pt" style:font-weight-asian="bold" style:font-size-complex="14pt"/>
    </style:style>
    <style:style style:name="T19" style:family="text">
      <style:text-properties fo:font-style="italic" style:font-style-asian="italic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3">Кафедра МО ЭВМ</text:span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24"><text:span text:style-name="Book_20_Title"><text:span text:style-name="T2">отчет</text:span></text:span></text:p>
      <text:p text:style-name="P2"><text:span text:style-name="T3">по лабораторной работе</text:span><text:span text:style-name="T12"> </text:span><text:span text:style-name="T3">№2</text:span></text:p>
      <text:p text:style-name="P2"><text:span text:style-name="T3">по дисциплине </text:span><text:span text:style-name="T13">«</text:span><text:span text:style-name="T3">Программирование</text:span><text:span text:style-name="T13">»</text:span></text:p>
      <text:p text:style-name="P2"><text:span text:style-name="Book_20_Title"><text:span text:style-name="T14">Тема: Создание программы с использованием структур </text:span></text:span><text:span text:style-name="Book_20_Title"><text:span text:style-name="T15">switch</text:span></text:span><text:span text:style-name="Book_20_Title"><text:span text:style-name="T14">, </text:span></text:span><text:span text:style-name="Book_20_Title"><text:span text:style-name="T15">if</text:span></text:span><text:span text:style-name="Book_20_Title"><text:span text:style-name="T14">-</text:span></text:span><text:span text:style-name="Book_20_Title"><text:span text:style-name="T15">else</text:span></text:span><text:span text:style-name="Book_20_Title"><text:span text:style-name="T14">, </text:span></text:span><text:span text:style-name="Book_20_Title"><text:span text:style-name="T15">for</text:span></text:span><text:span text:style-name="Book_20_Title"><text:span text:style-name="T14">,</text:span></text:span><text:span text:style-name="T5"> </text:span><text:span text:style-name="T7">функций стандартной библиотеки для ввода-вывода.</text:span></text:p>
      <text:p text:style-name="P7"/>
      <text:p text:style-name="P7"/>
      <text:p text:style-name="P7"/>
      <text:p text:style-name="P7"><text:bookmark text:name="_GoBack"/></text:p>
      <text:p text:style-name="P7"/>
      <text:p text:style-name="P7"/>
      <text:p text:style-name="P7"><draw:frame draw:style-name="fr1" draw:name="Frame1" text:anchor-type="paragraph" svg:x="-0.191cm" svg:y="-0.049cm" svg:width="0.041cm" style:rel-width="100%" draw:z-index="0"><draw:text-box fo:min-height="0c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Standard"><text:span text:style-name="T5">Студент гр. </text:span><text:span text:style-name="T9">6304</text:span></text:p></table:table-cell><table:table-cell table:style-name="Table1.B1" office:value-type="string"><text:p text:style-name="P6"/></table:table-cell><table:table-cell table:style-name="Table1.A1" office:value-type="string"><text:p text:style-name="P17"><text:span text:style-name="T5">Некрасов Н.А.</text:span></text:p></table:table-cell></table:table-row><table:table-row table:style-name="Table1.1"><table:table-cell table:style-name="Table1.A1" office:value-type="string"><text:p text:style-name="Standard"><text:span text:style-name="T5">Преподаватель</text:span></text:p></table:table-cell><table:table-cell table:style-name="Table1.B2" office:value-type="string"><text:p text:style-name="P6"/></table:table-cell><table:table-cell table:style-name="Table1.A1" office:value-type="string"><text:p text:style-name="P15"><text:span text:style-name="T5">Кринкин К.В.</text:span></text:p></table:table-cell></table:table-row></table:table></draw:text-box></draw:frame></text:p>
      <text:p text:style-name="P7"/>
      <text:p text:style-name="P7"/>
      <text:p text:style-name="P2"><text:span text:style-name="T6">Санкт-Петербург</text:span></text:p>
      <text:p text:style-name="P2"><text:span text:style-name="T6">2016</text:span></text:p>
      <text:p text:style-name="P9"/>
      <text:p text:style-name="P1"><text:soft-page-break/><text:span text:style-name="T18">Цель</text:span></text:p>
      <text:p text:style-name="P19"><text:span text:style-name="T5">Написание программы с использованием структур </text:span><text:span text:style-name="Book_20_Title"><text:span text:style-name="T16">switch</text:span></text:span><text:span text:style-name="Book_20_Title"><text:span text:style-name="T17">, </text:span></text:span><text:span text:style-name="Book_20_Title"><text:span text:style-name="T16">if</text:span></text:span><text:span text:style-name="Book_20_Title"><text:span text:style-name="T17">-</text:span></text:span><text:span text:style-name="Book_20_Title"><text:span text:style-name="T16">else</text:span></text:span><text:span text:style-name="Book_20_Title"><text:span text:style-name="T17">, </text:span></text:span><text:span text:style-name="Book_20_Title"><text:span text:style-name="T16">for</text:span></text:span><text:span text:style-name="T5">, функций стандартной библиотеки для ввода-вывода.</text:span></text:p>
      <text:p text:style-name="P21"><text:span text:style-name="T18">Задание</text:span></text:p>
      <text:p text:style-name="P20"><text:span text:style-name="T5">Напишите функцию-меню, на вход которой может подаваться число </text:span><text:span text:style-name="T9">n</text:span><text:span text:style-name="T5">, одно из значений 0,1,2,3 и массив целых чисел размера </text:span><text:span text:style-name="T9">n</text:span><text:span text:style-name="T5">.</text:span></text:p>
      <text:p text:style-name="Standard"><text:span text:style-name="T5">В зависимости от аргумента функция должна выводить следующее:</text:span></text:p>
      <text:p text:style-name="P18"><text:span text:style-name="T5">0: максимальное число</text:span> в <text:span text:style-name="T4">массиве </text:span></text:p>
      <text:p text:style-name="P18"><text:span text:style-name="T4">1: минимальное число в массиве</text:span></text:p>
      <text:p text:style-name="P18"><text:span text:style-name="T4">2: сумму все четных элементов</text:span></text:p>
      <text:p text:style-name="P22"><text:span text:style-name="T4">3: число повторов нулевого элемента в массиве (не включая в это количество сам элемент)</text:span></text:p>
      <text:p text:style-name="Standard"><text:span text:style-name="T4">Иначе вывести строку ‘Данные некорректны’</text:span></text:p>
      <text:p text:style-name="P10"/>
      <text:p text:style-name="P1"><text:span text:style-name="T18">Содержание</text:span></text:p>
      <text:p text:style-name="Standard"><text:span text:style-name="T11">#</text:span><text:span text:style-name="T10">include</text:span><text:span text:style-name="T11"> "</text:span><text:span text:style-name="T10">stdio</text:span><text:span text:style-name="T11">.</text:span><text:span text:style-name="T10">h</text:span><text:span text:style-name="T11">"</text:span></text:p>
      <text:p text:style-name="P11"/>
      <text:p text:style-name="Standard"><text:span text:style-name="T10">void menu(int ch, int arr[], int n){ <text:s/></text:span><text:span text:style-name="T8"><text:s text:c="6"/>//</text:span><text:span text:style-name="T4">Объявление</text:span><text:span text:style-name="T8"> </text:span><text:span text:style-name="T4">функции</text:span><text:span text:style-name="T8"> </text:span><text:span text:style-name="T4">меню</text:span></text:p>
      <text:p text:style-name="Standard"><text:span text:style-name="T10"><text:tab/></text:span></text:p>
      <text:p text:style-name="Standard"><text:span text:style-name="T10">scanf("%d%d", n, ch);</text:span></text:p>
      <text:p text:style-name="Standard"><text:span text:style-name="T10"><text:tab/>for (int i = 0;i &lt; n ;i++)</text:span></text:p>
      <text:p text:style-name="Standard"><text:span text:style-name="T10"><text:tab/><text:tab/>scanf</text:span><text:span text:style-name="T11">("%</text:span><text:span text:style-name="T10">d</text:span><text:span text:style-name="T11">", </text:span><text:span text:style-name="T10">arr</text:span><text:span text:style-name="T11">[</text:span><text:span text:style-name="T10">i</text:span><text:span text:style-name="T11">]);</text:span></text:p>
      <text:p text:style-name="P11"/>
      <text:p text:style-name="Standard"><text:span text:style-name="T11"><text:tab/></text:span><text:span text:style-name="T10">switch</text:span><text:span text:style-name="T11"> (</text:span><text:span text:style-name="T10">ch</text:span><text:span text:style-name="T11">) <text:s text:c="11"/></text:span><text:span text:style-name="T4">//Оператор </text:span><text:span text:style-name="T8">Switch</text:span><text:span text:style-name="T4"> (оператор множественного выбора для переменной </text:span><text:span text:style-name="T8">ch</text:span><text:span text:style-name="T4">)</text:span></text:p>
      <text:p text:style-name="Standard"><text:span text:style-name="T11"><text:tab/>{</text:span></text:p>
      <text:p text:style-name="Standard"><text:span text:style-name="T11"><text:tab/></text:span><text:span text:style-name="T10">case</text:span><text:span text:style-name="T11"> 0: </text:span><text:span text:style-name="T10">get</text:span><text:span text:style-name="T11">_</text:span><text:span text:style-name="T10">max</text:span><text:span text:style-name="T11">(</text:span><text:span text:style-name="T10">arr</text:span><text:span text:style-name="T11">, </text:span><text:span text:style-name="T10">n</text:span><text:span text:style-name="T11">); </text:span><text:span text:style-name="T10">break</text:span><text:span text:style-name="T11">; </text:span><text:span text:style-name="T4">//</text:span><text:span text:style-name="T5"> В случае 0 печатаем результат функции поиска максимального элемента массива</text:span></text:p>
      <text:p text:style-name="P5"/>
      <text:p text:style-name="P3"><text:span text:style-name="T11"><text:tab/></text:span><text:span text:style-name="T10">case</text:span><text:span text:style-name="T11"> 1: </text:span><text:span text:style-name="T10">get</text:span><text:span text:style-name="T11">_</text:span><text:span text:style-name="T10">min</text:span><text:span text:style-name="T11">(</text:span><text:span text:style-name="T10">arr</text:span><text:span text:style-name="T11">, </text:span><text:span text:style-name="T10">n</text:span><text:span text:style-name="T11">); </text:span><text:span text:style-name="T10">break</text:span><text:span text:style-name="T11">; </text:span><text:span text:style-name="T4">//</text:span><text:span text:style-name="T5">В случае 1 печатаем результат функции поиска минимального элемента массива </text:span></text:p>
      <text:p text:style-name="P8"/>
      <text:p text:style-name="Standard"><text:span text:style-name="T11"><text:tab/></text:span><text:span text:style-name="T10">case</text:span><text:span text:style-name="T11"> 2: </text:span><text:span text:style-name="T10">get</text:span><text:span text:style-name="T11">_</text:span><text:span text:style-name="T10">sum</text:span><text:span text:style-name="T11">(</text:span><text:span text:style-name="T10">arr</text:span><text:span text:style-name="T11">, </text:span><text:span text:style-name="T10">n</text:span><text:span text:style-name="T11">); </text:span><text:span text:style-name="T10">break</text:span><text:span text:style-name="T11">; </text:span><text:span text:style-name="T4">// </text:span><text:span text:style-name="T5">В случае 2 печатаем результат функции подсчета суммы четных элементов массива</text:span></text:p>
      <text:p text:style-name="P5"/>
      <text:p text:style-name="Standard"><text:span text:style-name="T11"><text:tab/></text:span><text:span text:style-name="T10">case</text:span><text:span text:style-name="T11"> 3: </text:span><text:span text:style-name="T10">get</text:span><text:span text:style-name="T11">_</text:span><text:span text:style-name="T10">count</text:span><text:span text:style-name="T11">_</text:span><text:span text:style-name="T10">first</text:span><text:span text:style-name="T11">_</text:span><text:span text:style-name="T10">el</text:span><text:span text:style-name="T11">(</text:span><text:span text:style-name="T10">arr</text:span><text:span text:style-name="T11">, </text:span><text:span text:style-name="T10">n</text:span><text:span text:style-name="T11">); </text:span><text:span text:style-name="T10">break</text:span><text:span text:style-name="T11">; </text:span><text:span text:style-name="T4">//</text:span><text:span text:style-name="T5"> В случае 3 печатаем результат функции подсчета повтора нулевого элемента массива</text:span><text:span text:style-name="T11"> </text:span></text:p>
      <text:p text:style-name="P11"/>
      <text:p text:style-name="Standard"><text:span text:style-name="T11"><text:tab/></text:span><text:span text:style-name="T10">default</text:span><text:span text:style-name="T11">: </text:span><text:span text:style-name="T10">printf</text:span><text:span text:style-name="T11">("Данные некорректны"); </text:span><text:span text:style-name="T4">//В противном случае выводи сообщение о некорректности данных</text:span></text:p>
      <text:p text:style-name="Standard"><text:span text:style-name="T11"><text:tab/></text:span><text:span text:style-name="T10">}</text:span></text:p>
      <text:p text:style-name="Standard"><text:soft-page-break/><text:span text:style-name="T10">}</text:span></text:p>
      <text:p text:style-name="P12"/>
      <text:p text:style-name="Standard"><text:span text:style-name="T10">int</text:span><text:span text:style-name="T11"> </text:span><text:span text:style-name="T10">get</text:span><text:span text:style-name="T11">_</text:span><text:span text:style-name="T10">max</text:span><text:span text:style-name="T11">(</text:span><text:span text:style-name="T10">int</text:span><text:span text:style-name="T11"> </text:span><text:span text:style-name="T10">arr</text:span><text:span text:style-name="T11">[], </text:span><text:span text:style-name="T10">int</text:span><text:span text:style-name="T11"> </text:span><text:span text:style-name="T10">n</text:span><text:span text:style-name="T11">){ </text:span><text:span text:style-name="T4">// Объявление функции </text:span><text:span text:style-name="T5">поиска максимального элемента массива</text:span></text:p>
      <text:p text:style-name="Standard"><text:span text:style-name="T11"><text:tab/></text:span><text:span text:style-name="T10">int i;</text:span></text:p>
      <text:p text:style-name="Standard"><text:span text:style-name="T10"><text:tab/>int max = arr[0];</text:span></text:p>
      <text:p text:style-name="Standard"><text:span text:style-name="T10"><text:tab/>for (i = 0;i &lt; n; i++)</text:span></text:p>
      <text:p text:style-name="Standard"><text:span text:style-name="T10"><text:tab/>{</text:span></text:p>
      <text:p text:style-name="Standard"><text:span text:style-name="T10"><text:tab/><text:tab/>if (arr[i] &gt;= max) max = arr[i];</text:span></text:p>
      <text:p text:style-name="Standard"><text:span text:style-name="T10"><text:tab/></text:span><text:span text:style-name="T11">}</text:span></text:p>
      <text:p text:style-name="Standard"><text:span text:style-name="T11"><text:tab/></text:span><text:span text:style-name="T10">printf</text:span><text:span text:style-name="T11">("%</text:span><text:span text:style-name="T10">d</text:span><text:span text:style-name="T11">", </text:span><text:span text:style-name="T10">max</text:span><text:span text:style-name="T11">);</text:span></text:p>
      <text:p text:style-name="Standard"><text:span text:style-name="T11">}</text:span></text:p>
      <text:p text:style-name="P11"/>
      <text:p text:style-name="Standard"><text:span text:style-name="T10">int</text:span><text:span text:style-name="T11"> </text:span><text:span text:style-name="T10">get</text:span><text:span text:style-name="T11">_</text:span><text:span text:style-name="T10">min</text:span><text:span text:style-name="T11">(</text:span><text:span text:style-name="T10">int</text:span><text:span text:style-name="T11"> </text:span><text:span text:style-name="T10">arr</text:span><text:span text:style-name="T11">[], </text:span><text:span text:style-name="T10">int</text:span><text:span text:style-name="T11"> </text:span><text:span text:style-name="T10">n</text:span><text:span text:style-name="T11">){ </text:span><text:span text:style-name="T4">// Объявление функции </text:span><text:span text:style-name="T5">поиска минимального элемента массива</text:span></text:p>
      <text:p text:style-name="Standard"><text:span text:style-name="T10">int i;</text:span></text:p>
      <text:p text:style-name="Standard"><text:span text:style-name="T10"><text:tab/>int min = arr[0];</text:span></text:p>
      <text:p text:style-name="Standard"><text:span text:style-name="T10"><text:tab/>for (i = 0;i &lt; n; i++)</text:span></text:p>
      <text:p text:style-name="Standard"><text:span text:style-name="T10"><text:tab/>{</text:span></text:p>
      <text:p text:style-name="Standard"><text:span text:style-name="T10"><text:tab/><text:tab/>if (arr[i] &lt;= min) min = arr[i];</text:span></text:p>
      <text:p text:style-name="Standard"><text:span text:style-name="T10"><text:tab/>}</text:span></text:p>
      <text:p text:style-name="Standard"><text:span text:style-name="T10"><text:tab/>printf("%d", min);</text:span></text:p>
      <text:p text:style-name="Standard"><text:span text:style-name="T10">}</text:span></text:p>
      <text:p text:style-name="P12"/>
      <text:p text:style-name="Standard"><text:span text:style-name="T10">int</text:span><text:span text:style-name="T11"> </text:span><text:span text:style-name="T10">get</text:span><text:span text:style-name="T11">_</text:span><text:span text:style-name="T10">sum</text:span><text:span text:style-name="T11">(</text:span><text:span text:style-name="T10">int</text:span><text:span text:style-name="T11"> </text:span><text:span text:style-name="T10">arr</text:span><text:span text:style-name="T11">[], </text:span><text:span text:style-name="T10">int</text:span><text:span text:style-name="T11"> </text:span><text:span text:style-name="T10">n</text:span><text:span text:style-name="T11">){ </text:span><text:span text:style-name="T4">// Объявление функции подсчета суммы четных элементов</text:span></text:p>
      <text:p text:style-name="Standard"><text:span text:style-name="T10">int s = 0;</text:span></text:p>
      <text:p text:style-name="Standard"><text:span text:style-name="T10"><text:tab/>int i;</text:span></text:p>
      <text:p text:style-name="Standard"><text:span text:style-name="T10"><text:tab/>for (i = 0;i &lt; n;i++) {</text:span></text:p>
      <text:p text:style-name="Standard"><text:span text:style-name="T10"><text:tab/><text:tab/>if (arr[i] % 2 == 0)</text:span></text:p>
      <text:p text:style-name="Standard"><text:span text:style-name="T10"><text:tab/><text:tab/><text:tab/>s = s + arr[i];</text:span></text:p>
      <text:p text:style-name="Standard"><text:span text:style-name="T10"><text:tab/>}</text:span></text:p>
      <text:p text:style-name="Standard"><text:span text:style-name="T10"><text:tab/>printf("%d", s);</text:span></text:p>
      <text:p text:style-name="Standard"><text:span text:style-name="T10">}</text:span></text:p>
      <text:p text:style-name="P12"/>
      <text:p text:style-name="Standard"><text:span text:style-name="T10">int get_count_first_el(int arr[], int n){ <text:s/></text:span><text:span text:style-name="T8">// </text:span><text:span text:style-name="T4">Возвращаем</text:span><text:span text:style-name="T8"> </text:span><text:span text:style-name="T4">сумму</text:span><text:span text:style-name="T8"> </text:span><text:span text:style-name="T4">в</text:span><text:span text:style-name="T8"> </text:span><text:span text:style-name="T4">вызывающую</text:span><text:span text:style-name="T8"> </text:span><text:span text:style-name="T4">функцию</text:span></text:p>
      <text:p text:style-name="Standard"><text:span text:style-name="T10">int i;</text:span></text:p>
      <text:p text:style-name="Standard"><text:span text:style-name="T10">int k=0;</text:span></text:p>
      <text:p text:style-name="Standard"><text:span text:style-name="T10"><text:tab/>for (i = 0;i &lt; n;i++)</text:span></text:p>
      <text:p text:style-name="Standard"><text:span text:style-name="T10"><text:tab/>{</text:span></text:p>
      <text:p text:style-name="Standard"><text:span text:style-name="T10"><text:tab/><text:tab/>if (arr[i] == arr[0]) k++;</text:span></text:p>
      <text:p text:style-name="Standard"><text:span text:style-name="T10"><text:tab/></text:span><text:span text:style-name="T11">}</text:span></text:p>
      <text:p text:style-name="Standard"><text:span text:style-name="T11"><text:tab/>printf("%d", k-1);</text:span></text:p>
      <text:p text:style-name="Standard"><text:span text:style-name="T11">}</text:span></text:p>
      <text:p text:style-name="P13"/>
      <text:p text:style-name="P13"/>
      <text:p text:style-name="P13"/>
      <text:p text:style-name="P16"><text:soft-page-break/></text:p>
      <text:p text:style-name="P1"><text:span text:style-name="T18">Вывод</text:span></text:p>
      <text:p text:style-name="P19"><text:span text:style-name="T5">Выполнив данную лабораторную работу, было освоено и закреплено на практике написание программы с применением функций стандартной библиотеки для ввода-вывода, структур </text:span><text:span text:style-name="T9">for</text:span><text:span text:style-name="T5">, </text:span><text:span text:style-name="T9">if</text:span><text:span text:style-name="T5">-</text:span><text:span text:style-name="T9">else</text:span><text:span text:style-name="T5">, </text:span><text:span text:style-name="T9">switch</text:span><text:span text:style-name="T5">. </text:span></text:p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bin Alexender</meta:initial-creator>
    <meta:editing-cycles>5</meta:editing-cycles>
    <meta:creation-date>2016-10-10T18:55:00</meta:creation-date>
    <dc:date>2016-10-30T17:19:51.230335704</dc:date>
    <meta:editing-duration>PT13M15S</meta:editing-duration>
    <meta:generator>LibreOffice/5.2.2.2.0$Linux_X86_64 LibreOffice_project/20m0$Build-2</meta:generator>
    <meta:document-statistic meta:table-count="1" meta:image-count="0" meta:object-count="0" meta:page-count="4" meta:paragraph-count="79" meta:word-count="406" meta:character-count="2682" meta:non-whitespace-character-count="2289"/>
    <meta:user-defined meta:name="AppVersion">15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